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" svg:font-family="'Noto Sans', 'Noto Sans JP', 'Noto Sans KR', Helvetica, 'Microsoft YaHei', 'Apple SD Gothic Neo', 'Malgun Gothic', '맑은 고딕', Dotum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anum Gothic" svg:font-family="'Nanum Gothic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C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5.667cm" style:rel-column-width="21845*"/>
    </style:style>
    <style:style style:name="표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.C1" style:family="table-cell">
      <style:table-cell-properties fo:padding="0.097cm" fo:border="0.002cm solid #000000"/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Nanum Gothic" fo:font-size="10pt" style:font-name-asian="Nanum Gothic" style:font-size-asian="10pt" style:font-size-complex="10pt"/>
    </style:style>
    <style:style style:name="P2" style:family="paragraph" style:parent-style-name="Standard">
      <style:text-properties style:font-name="Nanum Gothic" fo:font-size="10pt" style:font-name-asian="Nanum Gothi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auth</text:p>
      <text:p text:style-name="P2"/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P1">Method</text:p>
          </table:table-cell>
          <table:table-cell table:style-name="표1.A1" office:value-type="string">
            <text:p text:style-name="P1">Description</text:p>
          </table:table-cell>
          <table:table-cell table:style-name="표1.C1" office:value-type="string">
            <text:p text:style-name="P1">data</text:p>
          </table:table-cell>
        </table:table-row>
        <table:table-row>
          <table:table-cell table:style-name="표1.A2" office:value-type="string">
            <text:p text:style-name="P1">Post</text:p>
            <text:p text:style-name="P1"/>
            <text:p text:style-name="P1">body {uid:String,password:String}</text:p>
          </table:table-cell>
          <table:table-cell table:style-name="표1.A2" office:value-type="string">
            <text:p text:style-name="P1">login</text:p>
          </table:table-cell>
          <table:table-cell table:style-name="표1.C2" office:value-type="string">
            <text:p text:style-name="P1">{</text:p>
            <text:p text:style-name="P1"><text:s text:c="2"/>logged : Boolean,</text:p>
            <text:p text:style-name="P1"><text:s text:c="2"/>authority : Number</text:p>
            <text:p text:style-name="P1">} </text:p>
          </table:table-cell>
        </table:table-row>
        <table:table-row>
          <table:table-cell table:style-name="표1.A2" office:value-type="string">
            <text:p text:style-name="P1">Get </text:p>
          </table:table-cell>
          <table:table-cell table:style-name="표1.A2" office:value-type="string">
            <text:p text:style-name="P1">Check Login (for refresh)</text:p>
          </table:table-cell>
          <table:table-cell table:style-name="표1.C2" office:value-type="string">
            <text:p text:style-name="P1">{</text:p>
            <text:p text:style-name="P1"><text:s text:c="2"/>logged : Boolean,</text:p>
            <text:p text:style-name="P1"><text:s text:c="2"/>uid : String</text:p>
            <text:p text:style-name="P1"><text:s text:c="2"/>authority : Number</text:p>
            <text:p text:style-name="P1">}</text:p>
          </table:table-cell>
        </table:table-row>
        <table:table-row>
          <table:table-cell table:style-name="표1.A2" office:value-type="string">
            <text:p text:style-name="P1">Delete</text:p>
          </table:table-cell>
          <table:table-cell table:style-name="표1.A2" office:value-type="string">
            <text:p text:style-name="P1">logout</text:p>
          </table:table-cell>
          <table:table-cell table:style-name="표1.C2" office:value-type="string">
            <text:p text:style-name="P1">Null</text:p>
          </table:table-cell>
        </table:table-row>
        <table:table-row>
          <table:table-cell table:style-name="표1.A2" office:value-type="string">
            <text:p text:style-name="P1">/:id</text:p>
            <text:p text:style-name="P1"/>
            <text:p text:style-name="P1">Delete</text:p>
          </table:table-cell>
          <table:table-cell table:style-name="표1.A2" office:value-type="string">
            <text:p text:style-name="P1">remove User</text:p>
          </table:table-cell>
          <table:table-cell table:style-name="표1.C2" office:value-type="string">
            <text:p text:style-name="P1">Null;</text:p>
          </table:table-cell>
        </table:table-row>
      </table:table>
      <text:p text:style-name="P2"/>
      <text:p text:style-name="P2"/>
      <text:p text:style-name="P2">/content</text:p>
      <text:p text:style-name="P2"/>
      <table:table table:name="표2" table:style-name="표2">
        <table:table-column table:style-name="표2.A" table:number-columns-repeated="3"/>
        <table:table-row>
          <table:table-cell table:style-name="표2.A1" office:value-type="string">
            <text:p text:style-name="P1">Method</text:p>
          </table:table-cell>
          <table:table-cell table:style-name="표2.A1" office:value-type="string">
            <text:p text:style-name="P1">Description</text:p>
          </table:table-cell>
          <table:table-cell table:style-name="표2.C1" office:value-type="string">
            <text:p text:style-name="P1">data</text:p>
          </table:table-cell>
        </table:table-row>
        <table:table-row>
          <table:table-cell table:style-name="표2.A2" office:value-type="string">
            <text:p text:style-name="P1">?page=${number}&amp;search=${string}</text:p>
            <text:p text:style-name="P1"/>
            <text:p text:style-name="P1">Get</text:p>
            <text:p text:style-name="P1"/>
            <text:p text:style-name="P1">page = 게시판 번호</text:p>
            <text:p text:style-name="P1">search= 검색어</text:p>
          </table:table-cell>
          <table:table-cell table:style-name="표2.A2" office:value-type="string">
            <text:p text:style-name="P1">Room list </text:p>
          </table:table-cell>
          <table:table-cell table:style-name="표2.C2" office:value-type="string">
            <text:p text:style-name="P1">{</text:p>
            <text:p text:style-name="P1"><text:s text:c="2"/>rooms : [</text:p>
            <text:p text:style-name="P1"><text:s text:c="2"/>{</text:p>
            <text:p text:style-name="P1"><text:s text:c="5"/>id : Number,</text:p>
            <text:p text:style-name="P1"><text:s text:c="5"/>name : String,</text:p>
            <text:p text:style-name="P1"><text:s text:c="5"/>Date : Date or String</text:p>
            <text:p text:style-name="P1"><text:s text:c="3"/>}</text:p>
            <text:p text:style-name="P1"><text:s text:c="2"/>],</text:p>
            <text:p text:style-name="P1"><text:s/>lastNumber : Number,</text:p>
            <text:p text:style-name="P1">}</text:p>
            <text:p text:style-name="P1"/>
            <text:p text:style-name="P1">id = 글번호</text:p>
            <text:p text:style-name="P1">name = bj이름</text:p>
            <text:p text:style-name="P1">lastNumber = 마지막페이지 번호</text:p>
          </table:table-cell>
        </table:table-row>
        <table:table-row>
          <table:table-cell table:style-name="표2.A2" office:value-type="string">
            <text:p text:style-name="P1">/:id</text:p>
            <text:p text:style-name="P1"/>
            <text:p text:style-name="P1">Get</text:p>
          </table:table-cell>
          <table:table-cell table:style-name="표2.A2" office:value-type="string">
            <text:p text:style-name="P1">Chat list</text:p>
          </table:table-cell>
          <table:table-cell table:style-name="표2.C2" office:value-type="string">
            <text:p text:style-name="P1">{</text:p>
            <text:p text:style-name="P1"><text:s text:c="2"/>userList : [</text:p>
            <text:p text:style-name="P1"><text:s text:c="3"/>{</text:p>
            <text:p text:style-name="P1"><text:s text:c="4"/>uid : String,</text:p>
            <text:p text:style-name="P1"><text:s text:c="4"/>sex : String or number</text:p>
            <text:p text:style-name="P1"><text:s text:c="3"/>}</text:p>
            <text:p text:style-name="P1"><text:s text:c="2"/>],</text:p>
            <text:p text:style-name="P1"><text:s text:c="2"/>chatList : [</text:p>
            <text:p text:style-name="P1"><text:s text:c="4"/>{</text:p>
            <text:p text:style-name="P1"><text:s text:c="7"/>uid: String,</text:p>
            <text:p text:style-name="P1"><text:s text:c="7"/>text : String</text:p>
            <text:p text:style-name="P1"><text:s text:c="5"/>}</text:p>
            <text:p text:style-name="P1"><text:s text:c="2"/>]</text:p>
            <text:p text:style-name="P1"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" svg:font-family="'Noto Sans', 'Noto Sans JP', 'Noto Sans KR', Helvetica, 'Microsoft YaHei', 'Apple SD Gothic Neo', 'Malgun Gothic', '맑은 고딕', Dotum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anum Gothic" svg:font-family="'Nanum Gothic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승환 박</meta:initial-creator>
    <meta:creation-date>2020-05-19T10:15:21</meta:creation-date>
    <dc:date>2020-05-19T14:44:34</dc:date>
    <dc:creator>승환 박</dc:creator>
    <meta:editing-duration>PT4H29M14S</meta:editing-duration>
    <meta:editing-cycles>4</meta:editing-cycles>
    <meta:generator>OpenOffice/4.1.7$Unix OpenOffice.org_project/417m1$Build-9800</meta:generator>
    <meta:document-statistic meta:table-count="2" meta:image-count="0" meta:object-count="0" meta:page-count="1" meta:paragraph-count="64" meta:word-count="132" meta:character-count="636"/>
  </office:meta>
</office:document-meta>
</file>